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Symbol" fo:language="en" fo:country="US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fo:language="en" fo:country="US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<text:s/>Медовникова Екатерина Олеговна.</text:p>
      <text:p text:style-name="P12"/>
      <text:p text:style-name="P6"><text:span text:style-name="T2">--</text:span><text:span text:style-name="T1"> </text:span><text:span text:style-name="T2">Прописываем все JOIN-ы</text:span> </text:p>
      <text:p text:style-name="P1"/>
      <text:p text:style-name="P5">SELECT * FROM employees</text:p>
      <text:p text:style-name="P5">JOIN department ON department.id = employees.department_id <text:s/></text:p>
      <text:p text:style-name="P5">JOIN executor ON executor.tab_no = employees.id </text:p>
      <text:p text:style-name="P5">JOIN contract ON contract.id = executor.contract_id</text:p>
      <text:p text:style-name="P5">JOIN customer ON customer.id = contract.customer_id</text:p>
      <text:p text:style-name="P5"/>
      <text:p text:style-name="P8">Реализовать следующие запросы:</text:p>
      <text:p text:style-name="P1"/>
      <text:p text:style-name="P1">-<text:span text:style-name="T3">-Найти информацию о всех контрактах, связанных с сотрудниками департамента «Logistic». Вывести: contract_id, employee_name</text:span></text:p>
      <text:p text:style-name="P1"/>
      <text:p text:style-name="P1">SELECT contract.id AS number, employees.name <text:s/>FROM employees</text:p>
      <text:p text:style-name="P1">JOIN department ON department.id = employees.department_id <text:s/></text:p>
      <text:p text:style-name="P1">JOIN executor ON executor.tab_no = employees.id </text:p>
      <text:p text:style-name="P1">JOIN contract ON contract.id = executor.contract_id</text:p>
      <text:p text:style-name="P1">JOIN customer ON customer.id = contract.customer_id</text:p>
      <text:p text:style-name="P1">WHERE department.name = 'Logistic'</text:p>
      <text:p text:style-name="P1"/>
      <text:p text:style-name="P2"/>
      <text:p text:style-name="P2"/>
      <text:p text:style-name="P4">--Найти среднюю стоимость контрактов, заключенных сотрудников Ivan Ivanov. Вывести: среднее значение amount</text:p>
      <text:p text:style-name="P4"/>
      <text:p text:style-name="P1">SELECT ROUND(AVG(contract.amount), 2) AS amount <text:s text:c="2"/>FROM employees</text:p>
      <text:p text:style-name="P1">JOIN department ON department.id = employees.department_id <text:s/></text:p>
      <text:p text:style-name="P1">JOIN executor ON executor.tab_no = employees.id</text:p>
      <text:p text:style-name="P1">JOIN contract ON contract.id = executor.contract_id</text:p>
      <text:p text:style-name="P1">WHERE employees.name LIKE <text:s/>'%van Ivanov'</text:p>
      <text:p text:style-name="P1"/>
      <text:p text:style-name="P1"/>
      <text:p text:style-name="P3">--Найти самую часто встречающуюся локации среди всех заказчиков. Вывести: location, count</text:p>
      <text:p text:style-name="P3"/>
      <text:p text:style-name="P2">SELECT COUNT(customer.id), customer.location <text:s text:c="2"/>FROM employees</text:p>
      <text:p text:style-name="P2">JOIN department ON department.id = employees.department_id <text:s/></text:p>
      <text:p text:style-name="P2">JOIN executor ON executor.tab_no = employees.id </text:p>
      <text:p text:style-name="P2">JOIN contract ON contract.id = executor.contract_id</text:p>
      <text:p text:style-name="P2">JOIN customer ON customer.id = contract.customer_id</text:p>
      <text:p text:style-name="P2">GROUP BY customer.location</text:p>
      <text:p text:style-name="P2">ORDER BY customer.location </text:p>
      <text:p text:style-name="P2">LIMIT 1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/>
      <text:p text:style-name="P4"/>
      <text:p text:style-name="P4">--Найти контракты одинаковой стоимости. Вывести count, amount</text:p>
      <text:p text:style-name="P4"/>
      <text:p text:style-name="P1">SELECT COUNT(contract.id), <text:s/>contract.amount FROM employees </text:p>
      <text:p text:style-name="P1">JOIN department ON department.id = employees.department_id <text:s/></text:p>
      <text:p text:style-name="P1">JOIN executor ON executor.tab_no = employees.id </text:p>
      <text:p text:style-name="P1">JOIN contract ON contract.id = executor.contract_id</text:p>
      <text:p text:style-name="P1">JOIN customer ON customer.id = contract.customer_id</text:p>
      <text:p text:style-name="P1">GROUP BY contract.amount </text:p>
      <text:p text:style-name="P1">HAVING COUNT(contract.id) &gt;1 </text:p>
      <text:p text:style-name="P1"/>
      <text:p text:style-name="P7"/>
      <text:p text:style-name="P7"/>
      <text:p text:style-name="P9">--Найти заказчика с наименьшей средней стоимостью контрактов. Вывести customer_name, среднее значение amount</text:p>
      <text:p text:style-name="P13">SELECT customer_NAME <text:s/>, ROUND(AVG(contract.amount), 2) AS <text:s/>amount FROM employees</text:p>
      <text:p text:style-name="P13">JOIN department ON department.id = employees.department_id <text:s/></text:p>
      <text:p text:style-name="P13">JOIN executor ON executor.tab_no = employees.id </text:p>
      <text:p text:style-name="P13">JOIN contract ON contract.id = executor.contract_id</text:p>
      <text:p text:style-name="P13">JOIN customer ON customer.id = contract.customer_id</text:p>
      <text:p text:style-name="P13">GROUP BY customer_NAME</text:p>
      <text:p text:style-name="P13">ORDER BY AVG(contract.amount)</text:p>
      <text:p text:style-name="P13">LIMIT 1</text:p>
      <text:p text:style-name="Standard"/>
      <text:p text:style-name="P11">-- Найти отдел, заключивший контрактов на наибольшую сумму. Вывести: department_name, sum</text:p>
      <text:p text:style-name="Standard"/>
      <text:p text:style-name="Standard">SELECT department.name AS otdel, sum(contract.amount) <text:s/>FROM employees</text:p>
      <text:p text:style-name="Standard">JOIN department ON department.id = employees.department_id <text:s/></text:p>
      <text:p text:style-name="Standard">JOIN executor ON executor.tab_no = employees.id </text:p>
      <text:p text:style-name="Standard">JOIN contract ON contract.id = executor.contract_id</text:p>
      <text:p text:style-name="Standard">JOIN customer ON customer.id = contract.customer_id</text:p>
      <text:p text:style-name="Standard">GROUP BY department.name</text:p>
      <text:p text:style-name="Standard">ORDER BY SUM(contract.amount)</text:p>
      <text:p text:style-name="Standard">DESC</text:p>
      <text:p text:style-name="Standard">LIMI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4M7S</meta:editing-duration>
    <meta:editing-cycles>12</meta:editing-cycles>
    <meta:generator>OpenOffice/4.1.7$Win32 OpenOffice.org_project/417m1$Build-9800</meta:generator>
    <dc:date>2023-06-23T18:24:30.65</dc:date>
    <meta:document-statistic meta:table-count="0" meta:image-count="0" meta:object-count="0" meta:page-count="2" meta:paragraph-count="57" meta:word-count="327" meta:character-count="2809"/>
    <meta:user-defined meta:name="Info 1"/>
    <meta:user-defined meta:name="Info 2"/>
    <meta:user-defined meta:name="Info 3"/>
    <meta:user-defined meta:name="Info 4"/>
  </office:meta>
</office:document-meta>
</file>